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strument Serif" svg:font-family="'Instrument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HW SC" svg:font-family="'Source Han Sans HW SC'" style:font-family-generic="modern" style:font-pitch="fixed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Preformatted_20_Text">
      <style:text-properties style:font-name="Instrument Serif" fo:font-size="10pt" officeooo:rsid="003448cd" officeooo:paragraph-rsid="00085e86" style:font-name-asian="Source Han Sans HW SC" style:font-size-asian="10pt" style:font-name-complex="Liberation Mono" style:font-size-complex="10pt"/>
    </style:style>
    <style:style style:name="P2" style:family="paragraph" style:parent-style-name="Preformatted_20_Text">
      <style:text-properties style:font-name="Instrument Serif" fo:font-size="10pt" officeooo:rsid="003448cd" officeooo:paragraph-rsid="0007d204" style:font-name-asian="Source Han Sans HW SC" style:font-size-asian="10pt" style:font-name-complex="Liberation Mono" style:font-size-complex="10pt"/>
    </style:style>
    <style:style style:name="P3" style:family="paragraph" style:parent-style-name="Preformatted_20_Text">
      <style:text-properties style:font-name="Instrument Serif" fo:font-size="10pt" officeooo:rsid="0035a4cb" officeooo:paragraph-rsid="0007d204" style:font-name-asian="Source Han Sans HW SC" style:font-size-asian="10pt" style:font-name-complex="Liberation Mono" style:font-size-complex="10p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35a4cb"/>
    </style:style>
    <style:style style:name="T3" style:family="text">
      <style:text-properties officeooo:rsid="0035eb81"/>
    </style:style>
    <style:style style:name="T4" style:family="text">
      <style:text-properties officeooo:rsid="003d14b8"/>
    </style:style>
    <style:style style:name="T5" style:family="text">
      <style:text-properties officeooo:rsid="00085e86"/>
    </style:style>
    <style:style style:name="T6" style:family="text">
      <style:text-properties officeooo:rsid="0035a4cb"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VOA Learning English Word Book</text:span> 14555286 <text:span text:style-name="T2">bytes</text:span></text:p>
      <text:p text:style-name="P1"/>
      <text:p text:style-name="P2"><text:span text:style-name="T1">Webster’s Encyclopedia Of Dictionaries New American Edition</text:span> <text:span text:style-name="T3">1978</text:span></text:p>
      <text:p text:style-name="P2"/>
      <text:p text:style-name="P3"><text:span text:style-name="T1">The Way Things Work</text:span> Standard Book Number 59042989<text:span text:style-name="T4">2</text:span></text:p>
      <text:p text:style-name="P3"/>
      <text:p text:style-name="P3"><text:span text:style-name="T1">Foundations of Mechanical Accuracy</text:span> Library of Congress Catalog Card 73-127307</text:p>
      <text:p text:style-name="P3"/>
      <text:p text:style-name="P3"><text:span text:style-name="T1">The C Programming Language Second Edition</text:span> <text:span text:style-name="T5">International </text:span>Standard Book Number:<text:span text:style-name="T5"> </text:span>978<text:span text:style-name="T5">-</text:span>0131103627</text:p>
      <text:p text:style-name="P2"/>
      <text:p text:style-name="P2"><text:span text:style-name="T1">26 </text:span><text:span text:style-name="T6">Page</text:span><text:span text:style-name="T1"> Engineer’s Mini-Notebook Communication Projects</text:span> Radio Shack Cat No: 276-5015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strument Serif" svg:font-family="'Instrument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HW SC" svg:font-family="'Source Han Sans HW SC'" style:font-family-generic="modern" style:font-pitch="fixed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Source Han Sans HW SC" style:font-family-asian="'Source Han Sans HW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7T14:51:44.713541269</meta:creation-date>
    <dc:title>template</dc:title>
    <meta:editing-duration>PT6M49S</meta:editing-duration>
    <meta:editing-cycles>3</meta:editing-cycles>
    <meta:generator>LibreOffice/25.8.2.2$Linux_X86_64 LibreOffice_project/580$Build-2</meta:generator>
    <dc:date>2025-12-07T14:58:33.182316095</dc:date>
    <meta:document-statistic meta:table-count="0" meta:image-count="0" meta:object-count="0" meta:page-count="1" meta:paragraph-count="6" meta:word-count="55" meta:character-count="413" meta:non-whitespace-character-count="364"/>
    <meta:template xlink:type="simple" xlink:actuate="onRequest" xlink:title="template" xlink:href="../../../../.config/libreoffice/4/user/template/template.ott" meta:date="2025-12-07T14:51:44.316645753"/>
  </office:meta>
</office:document-meta>
</file>